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595cm"/>
    </style:style>
    <style:style style:name="Tableau1.B" style:family="table-column">
      <style:table-column-properties style:column-width="6.805cm"/>
    </style:style>
    <style:style style:name="Tableau1.C" style:family="table-column">
      <style:table-column-properties style:column-width="7.5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0c58ab" officeooo:paragraph-rsid="000c58a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58ab" officeooo:paragraph-rsid="000c58a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c58ab" officeooo:paragraph-rsid="000c58a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c58ab"/>
    </style:style>
    <style:style style:name="P5" style:family="paragraph" style:parent-style-name="Standard">
      <style:paragraph-properties fo:text-align="start" style:justify-single-word="false"/>
      <style:text-properties officeooo:paragraph-rsid="000c58ab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paragraph-rsid="000c58ab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c58ab" officeooo:paragraph-rsid="000c58ab" style:font-size-asian="10.5pt" style:font-size-complex="12pt"/>
    </style:style>
    <style:style style:name="T1" style:family="text">
      <style:text-properties officeooo:rsid="000c58ab"/>
    </style:style>
    <style:style style:name="T2" style:family="text">
      <style:text-properties fo:font-variant="normal" fo:text-transform="none" fo:color="#d1d5db" loext:opacity="100%" style:font-name="S hne" fo:font-size="8pt" fo:letter-spacing="normal" fo:font-style="normal" fo:font-weight="normal"/>
    </style:style>
    <style:style style:name="T3" style:family="text">
      <style:text-properties fo:font-variant="normal" fo:text-transform="none" fo:color="#d1d5db" loext:opacity="100%" style:font-name="S hne" fo:font-size="8pt" fo:letter-spacing="normal" fo:font-style="normal" fo:font-weight="normal" officeooo:rsid="000c58ab"/>
    </style:style>
    <style:style style:name="T4" style:family="text">
      <style:text-properties fo:font-size="12pt" officeooo:rsid="000c58ab" style:font-size-asian="10.5pt" style:font-size-complex="12pt"/>
    </style:style>
    <style:style style:name="T5" style:family="text">
      <style:text-properties officeooo:rsid="000c58ab" style:font-size-asian="10.5pt" style:font-size-complex="12pt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INTERFACE GRAPHIQUE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TITRE</text:p>
          </table:table-cell>
          <table:table-cell table:style-name="Tableau1.A1" office:value-type="string">
            <text:p text:style-name="P8">AVANTAGES</text:p>
          </table:table-cell>
          <table:table-cell table:style-name="Tableau1.C1" office:value-type="string">
            <text:p text:style-name="P8">INCONVENIENTS</text:p>
          </table:table-cell>
        </table:table-row>
        <table:table-row>
          <table:table-cell table:style-name="Tableau1.A2" office:value-type="string">
            <text:p text:style-name="P8">Pygames</text:p>
          </table:table-cell>
          <table:table-cell table:style-name="Tableau1.A2" office:value-type="string">
            <text:p text:style-name="P8">-Libre et OpenSource*</text:p>
            <text:p text:style-name="P8">-Repose sur la bibliothèque SDL*</text:p>
            <text:p text:style-name="P8">SDL comporte :</text:p>
            <text:p text:style-name="P8">.des fonctionalités de mathématiques vectorielles</text:p>
            <text:p text:style-name="P8">.Detection de collision<text:line-break/>.Gestion de sprite 2D*<text:line-break/>.Manipulation de matrice de pixels</text:p>
            <text:p text:style-name="P8">-Communauté active</text:p>
            <text:p text:style-name="P8">-Multi-plateforme (pc,smartphone ect)</text:p>
            <text:p text:style-name="P8">-Suffisant pour de la 2D</text:p>
            <text:p text:style-name="P8"/>
            <text:p text:style-name="P8"/>
          </table:table-cell>
          <table:table-cell table:style-name="Tableau1.C2" office:value-type="string">
            <text:p text:style-name="P6">-<text:span text:style-name="T1">Trop lent pour de la 3D (meme si c’est possible)</text:span></text:p>
            <text:p text:style-name="P6">-<text:span text:style-name="T1">performance limités</text:span></text:p>
            <text:p text:style-name="P6">-<text:span text:style-name="T1">Manque d’outils de developpement avancés pretes a l’emploi</text:span></text:p>
            <text:p text:style-name="P6"/>
          </table:table-cell>
        </table:table-row>
        <table:table-row>
          <table:table-cell table:style-name="Tableau1.A2" office:value-type="string">
            <text:p text:style-name="P8">Kivy</text:p>
          </table:table-cell>
          <table:table-cell table:style-name="Tableau1.A2" office:value-type="string">
            <text:p text:style-name="P8">-Libre et OpenSource</text:p>
            <text:p text:style-name="P8">-Sous licence MIT*</text:p>
            <text:p text:style-name="P8">-peut etre deployer sur Windows, Mac, Linux et Raspeberry Pi*</text:p>
            <text:p text:style-name="P8">-grande variété de widgets* personnalisable</text:p>
            <text:p text:style-name="P8">-Peut etre combiné avec d’autres bibliothèques Python</text:p>
          </table:table-cell>
          <table:table-cell table:style-name="Tableau1.C2" office:value-type="string">
            <text:p text:style-name="P6">-<text:span text:style-name="T1">Optimal pour application mobile</text:span></text:p>
            <text:p text:style-name="P6">-<text:span text:style-name="T1">difficile a prendre en main</text:span></text:p>
            <text:p text:style-name="P6">-<text:span text:style-name="T1">Performances limités</text:span></text:p>
            <text:p text:style-name="P6">-<text:span text:style-name="T1">Les applications Kivy peuvet avoir une taille plus importante par rapport à celles développées avec d’autres frameworks*.</text:span></text:p>
          </table:table-cell>
        </table:table-row>
        <table:table-row>
          <table:table-cell table:style-name="Tableau1.A2" office:value-type="string">
            <text:p text:style-name="P8">Tkinter</text:p>
          </table:table-cell>
          <table:table-cell table:style-name="Tableau1.A2" office:value-type="string">
            <text:p text:style-name="P6">-<text:span text:style-name="T1">Pas besoin d’installer de package*, l’importation via une commande suffit</text:span></text:p>
            <text:p text:style-name="P6">-<text:span text:style-name="T1">Multi-plateforme</text:span></text:p>
            <text:p text:style-name="P6">-<text:span text:style-name="T1">Processus de liaison (lorsque un evenement survient, alors fait ca :)</text:span></text:p>
            <text:p text:style-name="P6">-<text:span text:style-name="T1">Foctionne avec des bibliothèques scientifiques* (numpy, pandas, Matplotlib ect)</text:span></text:p>
            <text:p text:style-name="P6">-<text:span text:style-name="T1">Léger et facile d’utilisation</text:span></text:p>
            <text:p text:style-name="P6">-<text:span text:style-name="T1">quantité raisonnable de widget (button, canva…)</text:span></text:p>
            <text:p text:style-name="P6">-<text:span text:style-name="T1">documentation complete</text:span></text:p>
            <text:p text:style-name="P6">-<text:span text:style-name="T1">communauté active</text:span></text:p>
            <text:p text:style-name="P6">-<text:span text:style-name="T1">Multiplateforme</text:span></text:p>
          </table:table-cell>
          <table:table-cell table:style-name="Tableau1.C2" office:value-type="string">
            <text:p text:style-name="P6">-<text:span text:style-name="T1">On est en 2024</text:span></text:p>
            <text:p text:style-name="P6">-<text:span text:style-name="T1">Vitesse d’execution</text:span></text:p>
            <text:p text:style-name="P6">-<text:span text:style-name="T1">Limitation graphique</text:span></text:p>
            <text:p text:style-name="P6">-<text:span text:style-name="T1">Widgets mois esthetiques</text:span></text:p>
            <text:p text:style-name="P6">-<text:span text:style-name="T1">Personnalisation limitée</text:span></text:p>
          </table:table-cell>
        </table:table-row>
        <table:table-row>
          <table:table-cell table:style-name="Tableau1.A2" office:value-type="string">
            <text:p text:style-name="P8">PyQT</text:p>
          </table:table-cell>
          <table:table-cell table:style-name="Tableau1.A2" office:value-type="string">
            <text:p text:style-name="P6">-<text:span text:style-name="T1">Compatible Linux, Windows, mac et android</text:span></text:p>
            <text:p text:style-name="P6">- <text:span text:style-name="T1">Contient environ 440 classes et 6000 fonctions et méthodes</text:span></text:p>
            <text:p text:style-name="P6">-<text:span text:style-name="T1">Logiciel libre et opensource</text:span></text:p>
            <text:p text:style-name="P6">-<text:span text:style-name="T1">Prise en charge 2D et 3D</text:span></text:p>
            <text:p text:style-name="P6">-<text:span text:style-name="T1">QT Designer* simplifie la création d’interface graphique.</text:span></text:p>
            <text:p text:style-name="P6">-<text:span text:style-name="T1">Performance élevée</text:span></text:p>
            <text:p text:style-name="P6">-<text:span text:style-name="T1">Documentation complète</text:span></text:p>
            <text:p text:style-name="P6"><text:soft-page-break/></text:p>
          </table:table-cell>
          <table:table-cell table:style-name="Tableau1.C2" office:value-type="string">
            <text:p text:style-name="P6">-<text:span text:style-name="T1">Difficile a prendre en main</text:span></text:p>
            <text:p text:style-name="P6">-<text:span text:style-name="T1">Taille de l’application</text:span></text:p>
            <text:p text:style-name="P6">-<text:span text:style-name="T1">Dans certains cas payant</text:span></text:p>
            <text:p text:style-name="P6">-<text:span text:style-name="T1">widgets avec un aspect visuel pas top (mais corrigible)</text:span></text:p>
          </table:table-cell>
        </table:table-row>
        <table:table-row>
          <table:table-cell table:style-name="Tableau1.A2" office:value-type="string">
            <text:p text:style-name="P8">PyFormes</text:p>
          </table:table-cell>
          <table:table-cell table:style-name="Tableau1.A2" office:value-type="string">
            <text:p text:style-name="P8">-OpenSource</text:p>
            <text:p text:style-name="P7">-<text:span text:style-name="T1">On peut définir des interfaces facilement</text:span></text:p>
            <text:p text:style-name="P7">-<text:span text:style-name="T1">Apprentissage facile</text:span></text:p>
            <text:p text:style-name="P7">-<text:span text:style-name="T1">code organisé sous forme de modules</text:span></text:p>
            <text:p text:style-name="P7">-<text:span text:style-name="T1">Conception axée sur la simplicité donc developpement plus rapide</text:span></text:p>
            <text:p text:style-name="P7">-<text:span text:style-name="T1">Widgets interactif prêt a l’emploi</text:span></text:p>
            <text:p text:style-name="P7">-<text:span text:style-name="T1">extension de widgets</text:span></text:p>
            <text:p text:style-name="P8">-Large documentation</text:p>
          </table:table-cell>
          <table:table-cell table:style-name="Tableau1.C2" office:value-type="string">
            <text:p text:style-name="P6">-<text:span text:style-name="T1">Uniquement disponible pour Python 3</text:span></text:p>
            <text:p text:style-name="P6">-<text:span text:style-name="T1">Petite communauté</text:span></text:p>
            <text:p text:style-name="P6">-<text:span text:style-name="T1">Limitations de certaines fonctionnalités</text:span></text:p>
            <text:p text:style-name="P6">-<text:span text:style-name="T1">Possibilités de personnalisations plus limités par rapports à d’autres framework</text:span></text:p>
          </table:table-cell>
        </table:table-row>
        <table:table-row>
          <table:table-cell table:style-name="Tableau1.A2" office:value-type="string">
            <text:p text:style-name="P8">Pyglet</text:p>
          </table:table-cell>
          <table:table-cell table:style-name="Tableau1.A2" office:value-type="string">
            <text:p text:style-name="P6">-<text:span text:style-name="T1">Prise en charge de la 3D grace a OpenGL*</text:span></text:p>
            <text:p text:style-name="P6">-<text:span text:style-name="T1">Facile d’utilisation</text:span></text:p>
            <text:p text:style-name="P6">-<text:span text:style-name="T1">Ne dépend pas de bibliothèques externes</text:span></text:p>
            <text:p text:style-name="P6">-<text:span text:style-name="T1">Multithreading* integré</text:span></text:p>
            <text:p text:style-name="P6">-<text:span text:style-name="T1">Opensource</text:span></text:p>
          </table:table-cell>
          <table:table-cell table:style-name="Tableau1.C2" office:value-type="string">
            <text:p text:style-name="P6">-<text:span text:style-name="T1">Documentation moins complete</text:span></text:p>
            <text:p text:style-name="P6">-<text:span text:style-name="T1">Manque de fonctionnalités graphiques avancées</text:span></text:p>
            <text:p text:style-name="P6">-<text:span text:style-name="T1">Taille de la communauté</text:span></text:p>
            <text:p text:style-name="P6">-<text:span text:style-name="T1">Documentation moins grande</text:span></text:p>
            <text:p text:style-name="P6">-<text:span text:style-name="T1">son support 3D est limité</text:span></text:p>
          </table:table-cell>
        </table:table-row>
      </table:table>
      <text:p text:style-name="P2"/>
      <text:p text:style-name="P2"/>
      <text:p text:style-name="P2"><text:span text:style-name="T6">Open Source :</text:span> Un modèle de développement logiciel où le code source d'un programme est accessible au public, permettant à quiconque de consulter, utiliser, modifier et distribuer le logiciel.</text:p>
      <text:p text:style-name="P2"/>
      <text:p text:style-name="P2"><text:span text:style-name="T6">SDL (Simple DirectMedia Layer) :</text:span> Une bibliothèque logicielle multiplateforme utilisée pour le développement de jeux, d'applications multimédias et d'autres applications nécessitant des fonctionnalités graphiques.</text:p>
      <text:p text:style-name="P2"/>
      <text:p text:style-name="P2"><text:span text:style-name="T6">Sprite 2D :</text:span> Une image bidimensionnelle utilisée dans le jeu vidéo et les graphiques informatiques pour représenter des objets.</text:p>
      <text:p text:style-name="P2"/>
      <text:p text:style-name="P2"><text:span text:style-name="T6">Licence MIT :</text:span> Une licence open source définissant les termes et conditions d'utilisation, de modification et de redistribution d'un logiciel, souvent choisie pour partager du code de manière ouverte avec peu de restrictions.</text:p>
      <text:p text:style-name="P2"/>
      <text:p text:style-name="P2"><text:span text:style-name="T6">Raspberry Pi :</text:span> Un petit ordinateur monocarte conçu pour promouvoir l'apprentissage de la programmation et rendre l'informatique accessible à un large public.</text:p>
      <text:p text:style-name="P2"/>
      <text:p text:style-name="P2"><text:span text:style-name="T6">Widgets :</text:span> Éléments graphiques d'interface utilisateur tels que boutons, champs de texte, listes déroulantes, etc., utilisés pour construire l'interface visuelle d'une application.</text:p>
      <text:p text:style-name="P2"/>
      <text:p text:style-name="P3"><text:span text:style-name="T6">Package :</text:span> Une unité organisationnelle regroupant des fichiers, des modules, des bibliothèques et d'autres ressources pour faciliter la structuration, l'organisation et la distribution des composants logiciels.</text:p>
      <text:p text:style-name="P2"/>
      <text:p text:style-name="P2"><text:span text:style-name="T6">Bibliothèques Scientifiques :</text:span> Des outils puissants en Python pour le traitement de données, la modélisation, la visualisation et l'analyse statistique.</text:p>
      <text:p text:style-name="P2"/>
      <text:p text:style-name="P2"><text:span text:style-name="T6">Qt Designer :</text:span> Un outil graphique de conception d'interfaces utilisateur fourni avec le framework Qt, utilisé pour le développement d'applications graphiques, de bureau et mobiles en C++.</text:p>
      <text:p text:style-name="P2"/>
      <text:p text:style-name="P2"><text:soft-page-break/><text:span text:style-name="T6">OpenGL :</text:span> Une API multiplateforme libre pour le rendu 2D et 3D, utilisée dans le développement d'applications graphiques interactives comme les jeux vidéo, les simulations et les applications scientifiques.</text:p>
      <text:p text:style-name="P2"/>
      <text:p text:style-name="P2"><text:span text:style-name="T6">Multithreading :</text:span> Un concept de programmation permettant à un programme d'exécuter plusieurs fils d'exécution en parallèle pour améliorer l'efficacité et les performances de l'appl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8:59:49.193000000</meta:creation-date>
    <dc:date>2024-01-24T20:53:11.631000000</dc:date>
    <meta:editing-duration>PT1H53M24S</meta:editing-duration>
    <meta:editing-cycles>1</meta:editing-cycles>
    <meta:document-statistic meta:table-count="1" meta:image-count="0" meta:object-count="0" meta:page-count="3" meta:paragraph-count="88" meta:word-count="613" meta:character-count="4504" meta:non-whitespace-character-count="3979"/>
    <meta:generator>LibreOffice/7.5.4.2$Windows_X86_64 LibreOffice_project/36ccfdc35048b057fd9854c757a8b67ec53977b6</meta:generator>
  </office:meta>
</office:document-meta>
</file>